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edca" officeooo:paragraph-rsid="0014edca"/>
    </style:style>
    <style:style style:name="P2" style:family="paragraph" style:parent-style-name="Standard">
      <style:text-properties officeooo:rsid="001758e8" officeooo:paragraph-rsid="0017df49"/>
    </style:style>
    <style:style style:name="P3" style:family="paragraph" style:parent-style-name="Standard">
      <style:text-properties officeooo:rsid="001bac0a" officeooo:paragraph-rsid="001bac0a"/>
    </style:style>
    <style:style style:name="P4" style:family="paragraph" style:parent-style-name="Standard">
      <style:text-properties officeooo:rsid="0020ffa7" officeooo:paragraph-rsid="0020ffa7"/>
    </style:style>
    <style:style style:name="P5" style:family="paragraph" style:parent-style-name="Standard">
      <style:text-properties officeooo:rsid="00219888" officeooo:paragraph-rsid="00219888"/>
    </style:style>
    <style:style style:name="P6" style:family="paragraph" style:parent-style-name="Standard">
      <style:text-properties officeooo:rsid="002207f2" officeooo:paragraph-rsid="0020ffa7"/>
    </style:style>
    <style:style style:name="P7" style:family="paragraph" style:parent-style-name="Standard">
      <style:paragraph-properties style:border-line-width-bottom="0.088cm 0.026cm 0.026cm" fo:padding-left="0cm" fo:padding-right="0cm" fo:padding-top="0cm" fo:padding-bottom="0.074cm" fo:border-left="none" fo:border-right="none" fo:border-top="none" fo:border-bottom="4pt double #000000" style:join-border="false"/>
      <style:text-properties officeooo:rsid="0014edca" officeooo:paragraph-rsid="0014edca"/>
    </style:style>
    <style:style style:name="T1" style:family="text">
      <style:text-properties officeooo:rsid="0015be45"/>
    </style:style>
    <style:style style:name="T2" style:family="text">
      <style:text-properties officeooo:rsid="0017df49"/>
    </style:style>
    <style:style style:name="T3" style:family="text">
      <style:text-properties officeooo:rsid="001bac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tension planning</text:p>
      <text:p text:style-name="P1"/>
      <text:p text:style-name="P1"/>
      <text:p text:style-name="P1">App.jsx:</text:p>
      <text:p text:style-name="P1">-contain check to see if at correct web address, if not then display link to totaljobs.com</text:p>
      <text:p text:style-name="P1"><text:s text:c="2"/>else display the app component </text:p>
      <text:p text:style-name="P1"/>
      <text:p text:style-name="P1">link to following components:</text:p>
      <text:p text:style-name="P1">-scan – scan the page to get the required information, <text:span text:style-name="T1">error catch if searched but no results</text:span></text:p>
      <text:p text:style-name="P1">-map – display the map</text:p>
      <text:p text:style-name="P1"><text:s/>-options – toggle options like “use only tp box of results, use second as well etc” (to be worked out</text:p>
      <text:p text:style-name="P1"><text:s text:c="3"/>later once rest working)</text:p>
      <text:p text:style-name="P1"/>
      <text:p text:style-name="P1"/>
      <text:p text:style-name="P1">Steps:</text:p>
      <text:p text:style-name="P1">1 work out how to check if current web address include<text:span text:style-name="T1">s</text:span> totaljobs <text:s/><text:span text:style-name="T3">DONE</text:span></text:p>
      <text:p text:style-name="P3">2 link to totaljobs if at different web address</text:p>
      <text:p text:style-name="P2"><text:span text:style-name="T3">3</text:span> write tests to make sure the above works correctly <text:span text:style-name="T2">COME BACK TO THIS LATER</text:span></text:p>
      <text:p text:style-name="P1"/>
      <text:p text:style-name="P1"><text:span text:style-name="T3">4 </text:span>work out how to scan a page and just display the informations from a job add</text:p>
      <text:p text:style-name="P1"/>
      <text:p text:style-name="P7"/>
      <text:p text:style-name="P1"/>
      <text:p text:style-name="P4">Fix these:</text:p>
      <text:p text:style-name="P4"/>
      <text:p text:style-name="P5">for loop is running infinately, find out why or go back to the foreach and figure out why this was only runnin once.</text:p>
      <text:p text:style-name="P6"/>
      <text:p text:style-name="P4">const nodes contains the main heading block but also the extra description, and error is forming and no output is given because the loop is trying to run query selector on an element that has no h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01T19:01:02.953244830</meta:creation-date>
    <dc:date>2024-02-15T20:29:25.258141224</dc:date>
    <meta:editing-duration>P14DT1H17M37S</meta:editing-duration>
    <meta:editing-cycles>11</meta:editing-cycles>
    <meta:generator>LibreOffice/6.0.7.3$Linux_X86_64 LibreOffice_project/00m0$Build-3</meta:generator>
    <meta:document-statistic meta:table-count="0" meta:image-count="0" meta:object-count="0" meta:page-count="1" meta:paragraph-count="17" meta:word-count="188" meta:character-count="1024" meta:non-whitespace-character-count="842"/>
  </office:meta>
</office:document-meta>
</file>